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7.7306in" table:align="margins" fo:background-color="transparent">
        <style:background-image/>
      </style:table-properties>
    </style:style>
    <style:style style:name="Table4.A" style:family="table-column">
      <style:table-column-properties style:column-width="1.4361in" style:rel-column-width="12174*"/>
    </style:style>
    <style:style style:name="Table4.B" style:family="table-column">
      <style:table-column-properties style:column-width="5.4382in" style:rel-column-width="46101*"/>
    </style:style>
    <style:style style:name="Table4.C" style:family="table-column">
      <style:table-column-properties style:column-width="0.8563in" style:rel-column-width="7260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7.7306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.4361in" style:rel-column-width="12174*"/>
    </style:style>
    <style:style style:name="Table7.B" style:family="table-column">
      <style:table-column-properties style:column-width="5.4382in" style:rel-column-width="46101*"/>
    </style:style>
    <style:style style:name="Table7.C" style:family="table-column">
      <style:table-column-properties style:column-width="0.8563in" style:rel-column-width="7260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C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7.7306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1.4361in" style:rel-column-width="12174*"/>
    </style:style>
    <style:style style:name="Table21.B" style:family="table-column">
      <style:table-column-properties style:column-width="5.4382in" style:rel-column-width="46101*"/>
    </style:style>
    <style:style style:name="Table21.C" style:family="table-column">
      <style:table-column-properties style:column-width="0.8563in" style:rel-column-width="7260*"/>
    </style:style>
    <style:style style:name="Table21.1" style:family="table-row">
      <style:table-row-properties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1.C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7306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4361in" style:rel-column-width="12174*"/>
    </style:style>
    <style:style style:name="Table2.B" style:family="table-column">
      <style:table-column-properties style:column-width="5.4382in" style:rel-column-width="46101*"/>
    </style:style>
    <style:style style:name="Table2.C" style:family="table-column">
      <style:table-column-properties style:column-width="0.8563in" style:rel-column-width="7260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7306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.4361in" style:rel-column-width="12174*"/>
    </style:style>
    <style:style style:name="Table10.B" style:family="table-column">
      <style:table-column-properties style:column-width="5.4382in" style:rel-column-width="46101*"/>
    </style:style>
    <style:style style:name="Table10.C" style:family="table-column">
      <style:table-column-properties style:column-width="0.8563in" style:rel-column-width="7260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C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7.7306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1.4361in" style:rel-column-width="12174*"/>
    </style:style>
    <style:style style:name="Table14.B" style:family="table-column">
      <style:table-column-properties style:column-width="5.4382in" style:rel-column-width="46101*"/>
    </style:style>
    <style:style style:name="Table14.C" style:family="table-column">
      <style:table-column-properties style:column-width="0.8563in" style:rel-column-width="7260*"/>
    </style:style>
    <style:style style:name="Table14.1" style:family="table-row">
      <style:table-row-properties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C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4" style:family="table-cell">
      <style:table-cell-properties fo:padding="0.0382in" fo:border-left="0.05pt solid #000000" fo:border-right="none" fo:border-top="none" fo:border-bottom="0.05pt solid #000000"/>
    </style:style>
    <style:style style:name="Table14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7306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1.4361in" style:rel-column-width="12174*"/>
    </style:style>
    <style:style style:name="Table13.B" style:family="table-column">
      <style:table-column-properties style:column-width="5.4382in" style:rel-column-width="46101*"/>
    </style:style>
    <style:style style:name="Table13.C" style:family="table-column">
      <style:table-column-properties style:column-width="0.8563in" style:rel-column-width="7260*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C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7306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1.4361in" style:rel-column-width="12174*"/>
    </style:style>
    <style:style style:name="Table15.B" style:family="table-column">
      <style:table-column-properties style:column-width="5.4382in" style:rel-column-width="46101*"/>
    </style:style>
    <style:style style:name="Table15.C" style:family="table-column">
      <style:table-column-properties style:column-width="0.8563in" style:rel-column-width="7260*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5.C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7306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1.4361in" style:rel-column-width="12174*"/>
    </style:style>
    <style:style style:name="Table16.B" style:family="table-column">
      <style:table-column-properties style:column-width="5.4382in" style:rel-column-width="46101*"/>
    </style:style>
    <style:style style:name="Table16.C" style:family="table-column">
      <style:table-column-properties style:column-width="0.8563in" style:rel-column-width="7260*"/>
    </style:style>
    <style:style style:name="Table16.1" style:family="table-row">
      <style:table-row-properties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6.C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82c1c31" officeooo:paragraph-rsid="09992d2d"/>
    </style:style>
    <style:style style:name="P2" style:family="paragraph" style:parent-style-name="Standard">
      <style:text-properties officeooo:rsid="082c1c31" officeooo:paragraph-rsid="09b319d6"/>
    </style:style>
    <style:style style:name="P3" style:family="paragraph" style:parent-style-name="Standard">
      <style:text-properties officeooo:rsid="082c1c31" officeooo:paragraph-rsid="09bc3ce3"/>
    </style:style>
    <style:style style:name="P4" style:family="paragraph" style:parent-style-name="Standard">
      <style:text-properties officeooo:rsid="082c1c31" officeooo:paragraph-rsid="0a22f924"/>
    </style:style>
    <style:style style:name="P5" style:family="paragraph" style:parent-style-name="Standard">
      <style:text-properties officeooo:rsid="082c1c31" officeooo:paragraph-rsid="09e30d8e"/>
    </style:style>
    <style:style style:name="P6" style:family="paragraph" style:parent-style-name="Standard">
      <style:text-properties officeooo:rsid="07fcc176" officeooo:paragraph-rsid="0a22f924"/>
    </style:style>
    <style:style style:name="P7" style:family="paragraph" style:parent-style-name="Standard">
      <style:text-properties officeooo:rsid="082ae27e" officeooo:paragraph-rsid="09992d2d"/>
    </style:style>
    <style:style style:name="P8" style:family="paragraph" style:parent-style-name="Standard">
      <style:text-properties officeooo:rsid="082ae27e" officeooo:paragraph-rsid="09bc3ce3"/>
    </style:style>
    <style:style style:name="P9" style:family="paragraph" style:parent-style-name="Standard">
      <style:text-properties officeooo:rsid="082ae27e" officeooo:paragraph-rsid="09e30d8e"/>
    </style:style>
    <style:style style:name="P10" style:family="paragraph" style:parent-style-name="Standard">
      <style:text-properties officeooo:rsid="0911ddaf" officeooo:paragraph-rsid="09992d2d"/>
    </style:style>
    <style:style style:name="P11" style:family="paragraph" style:parent-style-name="Standard">
      <style:text-properties officeooo:rsid="08489dfa" officeooo:paragraph-rsid="09e30d8e"/>
    </style:style>
    <style:style style:name="P12" style:family="paragraph" style:parent-style-name="Standard">
      <style:text-properties officeooo:rsid="08489dfa" officeooo:paragraph-rsid="0a0bd0a4"/>
    </style:style>
    <style:style style:name="P13" style:family="paragraph" style:parent-style-name="Standard">
      <style:text-properties officeooo:rsid="084b9b83" officeooo:paragraph-rsid="09992d2d"/>
    </style:style>
    <style:style style:name="P14" style:family="paragraph" style:parent-style-name="Standard">
      <style:text-properties officeooo:rsid="08096e4a" officeooo:paragraph-rsid="09b319d6"/>
    </style:style>
    <style:style style:name="P15" style:family="paragraph" style:parent-style-name="Standard">
      <style:text-properties officeooo:paragraph-rsid="09e30d8e"/>
    </style:style>
    <style:style style:name="P16" style:family="paragraph" style:parent-style-name="Standard">
      <style:text-properties officeooo:rsid="099f509e" officeooo:paragraph-rsid="099f509e"/>
    </style:style>
    <style:style style:name="P17" style:family="paragraph" style:parent-style-name="Standard">
      <style:text-properties officeooo:rsid="026945b9" officeooo:paragraph-rsid="09e30d8e"/>
    </style:style>
    <style:style style:name="P18" style:family="paragraph" style:parent-style-name="Standard">
      <style:text-properties officeooo:rsid="080034de" officeooo:paragraph-rsid="0a6f967c"/>
    </style:style>
    <style:style style:name="P19" style:family="paragraph" style:parent-style-name="Standard">
      <style:text-properties officeooo:paragraph-rsid="0a952d81"/>
    </style:style>
    <style:style style:name="P20" style:family="paragraph" style:parent-style-name="Standard">
      <style:text-properties officeooo:rsid="0a24a496" officeooo:paragraph-rsid="0a9966f2"/>
    </style:style>
    <style:style style:name="P21" style:family="paragraph" style:parent-style-name="Table_20_Contents">
      <style:text-properties fo:font-size="10pt" officeooo:rsid="0898b958" officeooo:paragraph-rsid="09992d2d" style:font-size-asian="10pt" style:font-size-complex="10pt"/>
    </style:style>
    <style:style style:name="P22" style:family="paragraph" style:parent-style-name="Table_20_Contents">
      <style:text-properties fo:font-size="10pt" officeooo:rsid="089fa90b" officeooo:paragraph-rsid="09992d2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89fa90b" officeooo:paragraph-rsid="0a9e68f0" style:font-size-asian="10pt" style:font-size-complex="10pt"/>
    </style:style>
    <style:style style:name="P24" style:family="paragraph" style:parent-style-name="Table_20_Contents">
      <style:text-properties fo:font-size="10pt" officeooo:rsid="089fee93" officeooo:paragraph-rsid="09992d2d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89fee93" officeooo:paragraph-rsid="0a7684a5" style:font-size-asian="10pt" style:font-size-complex="10pt"/>
    </style:style>
    <style:style style:name="P26" style:family="paragraph" style:parent-style-name="Table_20_Contents">
      <style:text-properties fo:font-size="10pt" officeooo:rsid="089758f3" officeooo:paragraph-rsid="09992d2d" style:font-size-asian="10pt" style:font-size-complex="10pt"/>
    </style:style>
    <style:style style:name="P27" style:family="paragraph" style:parent-style-name="Table_20_Contents">
      <style:text-properties fo:font-size="10pt" officeooo:rsid="089dcebe" officeooo:paragraph-rsid="09992d2d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89dcebe" officeooo:paragraph-rsid="0a7684a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8016e57" officeooo:paragraph-rsid="09e30d8e" style:font-size-asian="10pt" style:font-size-complex="10pt"/>
    </style:style>
    <style:style style:name="P30" style:family="paragraph" style:parent-style-name="Table_20_Contents">
      <style:text-properties fo:font-size="10pt" officeooo:rsid="0911f9c3" officeooo:paragraph-rsid="09992d2d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911f9c3" officeooo:paragraph-rsid="0a5b99f6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911f9c3" officeooo:paragraph-rsid="0a5fb8a6" style:font-size-asian="10pt" style:font-size-complex="10pt"/>
    </style:style>
    <style:style style:name="P33" style:family="paragraph" style:parent-style-name="Table_20_Contents">
      <style:text-properties fo:font-size="10pt" officeooo:rsid="09158454" officeooo:paragraph-rsid="09992d2d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9158454" officeooo:paragraph-rsid="0a5b99f6" style:font-size-asian="10pt" style:font-size-complex="10pt"/>
    </style:style>
    <style:style style:name="P35" style:family="paragraph" style:parent-style-name="Table_20_Contents">
      <style:text-properties fo:font-size="10pt" officeooo:rsid="09966992" officeooo:paragraph-rsid="09992d2d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9966992" officeooo:paragraph-rsid="0a6a1813" style:font-size-asian="10pt" style:font-size-complex="10pt"/>
    </style:style>
    <style:style style:name="P37" style:family="paragraph" style:parent-style-name="Table_20_Contents">
      <style:text-properties fo:font-size="10pt" officeooo:paragraph-rsid="09992d2d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863f2da" officeooo:paragraph-rsid="0a854527" style:font-size-asian="10pt" style:font-size-complex="10pt"/>
    </style:style>
    <style:style style:name="P39" style:family="paragraph" style:parent-style-name="Table_20_Contents">
      <style:text-properties fo:font-size="10pt" officeooo:rsid="0863f2da" officeooo:paragraph-rsid="09e30d8e" style:font-size-asian="10pt" style:font-size-complex="10pt"/>
    </style:style>
    <style:style style:name="P40" style:family="paragraph" style:parent-style-name="Table_20_Contents">
      <style:text-properties fo:font-size="10pt" officeooo:rsid="0863f2da" officeooo:paragraph-rsid="0a854527" style:font-size-asian="10pt" style:font-size-complex="10pt"/>
    </style:style>
    <style:style style:name="P41" style:family="paragraph" style:parent-style-name="Table_20_Contents">
      <style:text-properties fo:font-size="10pt" officeooo:rsid="08657ff6" officeooo:paragraph-rsid="09e30d8e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8657ff6" officeooo:paragraph-rsid="0a85d5fe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8657ff6" officeooo:paragraph-rsid="0a86e91b" style:font-size-asian="10pt" style:font-size-complex="10pt"/>
    </style:style>
    <style:style style:name="P44" style:family="paragraph" style:parent-style-name="Table_20_Contents">
      <style:text-properties fo:font-size="10pt" officeooo:rsid="0863a473" officeooo:paragraph-rsid="09e30d8e" style:font-size-asian="10pt" style:font-size-complex="10pt"/>
    </style:style>
    <style:style style:name="P45" style:family="paragraph" style:parent-style-name="Table_20_Contents">
      <style:text-properties fo:font-size="10pt" officeooo:rsid="08847666" officeooo:paragraph-rsid="09e30d8e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86d37cc" officeooo:paragraph-rsid="0a88ccb8" style:font-size-asian="10pt" style:font-size-complex="10pt"/>
    </style:style>
    <style:style style:name="P47" style:family="paragraph" style:parent-style-name="Table_20_Contents">
      <style:text-properties fo:font-size="10pt" officeooo:rsid="086d37cc" officeooo:paragraph-rsid="09e30d8e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86d53c9" officeooo:paragraph-rsid="0a88ccb8" style:font-size-asian="10pt" style:font-size-complex="10pt"/>
    </style:style>
    <style:style style:name="P49" style:family="paragraph" style:parent-style-name="Table_20_Contents">
      <style:text-properties fo:font-size="10pt" officeooo:rsid="086d53c9" officeooo:paragraph-rsid="09e30d8e" style:font-size-asian="10pt" style:font-size-complex="10pt"/>
    </style:style>
    <style:style style:name="P50" style:family="paragraph" style:parent-style-name="Table_20_Contents">
      <style:text-properties fo:font-size="10pt" officeooo:paragraph-rsid="09b319d6" style:font-size-asian="10pt" style:font-size-complex="10pt"/>
    </style:style>
    <style:style style:name="P51" style:family="paragraph" style:parent-style-name="Table_20_Contents">
      <style:text-properties fo:font-size="10pt" officeooo:paragraph-rsid="09bc3ce3" style:font-size-asian="10pt" style:font-size-complex="10pt"/>
    </style:style>
    <style:style style:name="P52" style:family="paragraph" style:parent-style-name="Table_20_Contents">
      <style:text-properties fo:font-size="10pt" officeooo:rsid="09bc3ce3" officeooo:paragraph-rsid="09bc3ce3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9bc3ce3" officeooo:paragraph-rsid="0a69d6c0" style:font-size-asian="10pt" style:font-size-complex="10pt"/>
    </style:style>
    <style:style style:name="P54" style:family="paragraph" style:parent-style-name="Table_20_Contents">
      <style:text-properties fo:font-size="10pt" officeooo:rsid="0a22f924" officeooo:paragraph-rsid="0a22f924" style:font-size-asian="10pt" style:font-size-complex="10pt"/>
    </style:style>
    <style:style style:name="P55" style:family="paragraph" style:parent-style-name="Table_20_Contents">
      <style:text-properties fo:font-size="10pt" officeooo:rsid="0a24a496" officeooo:paragraph-rsid="0a24a496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a24a496" officeooo:paragraph-rsid="0a72ecb7" style:font-size-asian="10pt" style:font-size-complex="10pt"/>
    </style:style>
    <style:style style:name="P57" style:family="paragraph" style:parent-style-name="Table_20_Contents">
      <style:text-properties fo:font-size="10pt" officeooo:rsid="0911ddaf" officeooo:paragraph-rsid="09e30d8e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a5fb8a6" officeooo:paragraph-rsid="0a5fb8a6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a69d6c0" officeooo:paragraph-rsid="0a69d6c0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9894255" officeooo:paragraph-rsid="0a69d6c0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a6a1813" officeooo:paragraph-rsid="0a6a1813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993be3d" officeooo:paragraph-rsid="0a6ef174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a7205fd" officeooo:paragraph-rsid="0a7205fd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a7684a5" officeooo:paragraph-rsid="0a7684a5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a857939" officeooo:paragraph-rsid="0a857939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90e744c" officeooo:paragraph-rsid="0a85793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a86e91b" officeooo:paragraph-rsid="0a86e91b" style:font-size-asian="10pt" style:font-size-complex="10pt"/>
    </style:style>
    <style:style style:name="P68" style:family="paragraph" style:parent-style-name="Table_20_Contents">
      <style:text-properties fo:font-size="10pt" officeooo:rsid="0a854527" officeooo:paragraph-rsid="09e30d8e" style:font-size-asian="10pt" style:font-size-complex="10pt"/>
    </style:style>
    <style:style style:name="P69" style:family="paragraph" style:parent-style-name="Table_20_Contents">
      <style:text-properties fo:font-size="10pt" officeooo:rsid="08a2082e" officeooo:paragraph-rsid="09992d2d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a9d72a7" officeooo:paragraph-rsid="0a9d72a7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8a0c74e" officeooo:paragraph-rsid="0a9e68f0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8a0c74e" officeooo:paragraph-rsid="0a9e940f" style:font-size-asian="10pt" style:font-size-complex="10pt"/>
    </style:style>
    <style:style style:name="P73" style:family="paragraph" style:parent-style-name="Table_20_Contents">
      <style:text-properties fo:font-size="10pt" fo:font-weight="bold" officeooo:rsid="0153a155" officeooo:paragraph-rsid="09992d2d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fo:font-size="10pt" fo:font-weight="bold" officeooo:rsid="0153a155" officeooo:paragraph-rsid="09b319d6" style:font-size-asian="10pt" style:font-weight-asian="bold" style:font-size-complex="10pt" style:font-weight-complex="bold"/>
    </style:style>
    <style:style style:name="P75" style:family="paragraph" style:parent-style-name="Table_20_Contents">
      <style:text-properties fo:font-size="10pt" fo:font-weight="bold" officeooo:rsid="0153a155" officeooo:paragraph-rsid="09bc3ce3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fo:font-size="10pt" fo:font-weight="bold" officeooo:rsid="0153a155" officeooo:paragraph-rsid="09e30d8e" style:font-size-asian="10pt" style:font-weight-asian="bold" style:font-size-complex="10pt" style:font-weight-complex="bold"/>
    </style:style>
    <style:style style:name="P77" style:family="paragraph" style:parent-style-name="Table_20_Contents">
      <style:text-properties fo:font-size="10pt" fo:font-weight="bold" officeooo:rsid="0153a155" officeooo:paragraph-rsid="0a22f924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0pt" fo:font-weight="bold" officeooo:rsid="0153a155" officeooo:paragraph-rsid="0a5b99f6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10pt" fo:font-weight="bold" officeooo:rsid="0153a155" officeooo:paragraph-rsid="0a69d6c0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10pt" fo:font-weight="bold" officeooo:rsid="0153a155" officeooo:paragraph-rsid="0a72ecb7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10pt" fo:font-weight="bold" officeooo:rsid="0153a155" officeooo:paragraph-rsid="0a7684a5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0pt" fo:font-weight="bold" officeooo:rsid="0153a155" officeooo:paragraph-rsid="0a854527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0pt" fo:font-weight="bold" officeooo:rsid="0a5a1331" officeooo:paragraph-rsid="0a7205fd" style:font-size-asian="10pt" style:font-weight-asian="bold" style:font-size-complex="10pt" style:font-weight-complex="bold"/>
    </style:style>
    <style:style style:name="P84" style:family="paragraph" style:parent-style-name="Table_20_Contents">
      <style:text-properties officeooo:rsid="0911f9c3" officeooo:paragraph-rsid="09992d2d"/>
    </style:style>
    <style:style style:name="P85" style:family="paragraph" style:parent-style-name="Table_20_Contents">
      <style:paragraph-properties fo:text-align="center" style:justify-single-word="false"/>
      <style:text-properties officeooo:paragraph-rsid="09992d2d"/>
    </style:style>
    <style:style style:name="P86" style:family="paragraph" style:parent-style-name="Table_20_Contents">
      <style:paragraph-properties fo:text-align="center" style:justify-single-word="false"/>
      <style:text-properties officeooo:paragraph-rsid="0a854527"/>
    </style:style>
    <style:style style:name="P87" style:family="paragraph" style:parent-style-name="Table_20_Contents">
      <style:text-properties officeooo:paragraph-rsid="09992d2d"/>
    </style:style>
    <style:style style:name="P88" style:family="paragraph" style:parent-style-name="Table_20_Contents">
      <style:text-properties officeooo:paragraph-rsid="09b319d6"/>
    </style:style>
    <style:style style:name="P89" style:family="paragraph" style:parent-style-name="Table_20_Contents">
      <style:text-properties officeooo:paragraph-rsid="09e30d8e"/>
    </style:style>
    <style:style style:name="P90" style:family="paragraph" style:parent-style-name="Table_20_Contents">
      <style:text-properties officeooo:paragraph-rsid="0a969053"/>
    </style:style>
    <style:style style:name="P91" style:family="paragraph" style:parent-style-name="Table_20_Contents">
      <style:text-properties officeooo:paragraph-rsid="0a986805"/>
    </style:style>
    <style:style style:name="P92" style:family="paragraph" style:parent-style-name="Standard">
      <style:text-properties officeooo:rsid="0a7ad2a3" officeooo:paragraph-rsid="0a952d81"/>
    </style:style>
    <style:style style:name="P93" style:family="paragraph" style:parent-style-name="Standard">
      <style:text-properties officeooo:rsid="08414a3d" officeooo:paragraph-rsid="0a47aaef"/>
    </style:style>
    <style:style style:name="P94" style:family="paragraph" style:parent-style-name="Standard">
      <style:text-properties officeooo:paragraph-rsid="0a952d81"/>
    </style:style>
    <style:style style:name="P95" style:family="paragraph" style:parent-style-name="Heading_20_1">
      <style:text-properties style:font-name="Liberation Serif" fo:font-size="28pt" fo:font-weight="bold" officeooo:rsid="0a90fa82" officeooo:paragraph-rsid="0a90fa82" style:font-name-asian="Microsoft YaHei" style:font-size-asian="28pt" style:font-weight-asian="bold" style:font-name-complex="Mangal" style:font-size-complex="2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7f3bfdd" style:font-size-asian="10pt" style:font-size-complex="10pt"/>
    </style:style>
    <style:style style:name="T3" style:family="text">
      <style:text-properties fo:font-size="10pt" officeooo:rsid="08016e57" style:font-size-asian="10pt" style:font-size-complex="10pt"/>
    </style:style>
    <style:style style:name="T4" style:family="text">
      <style:text-properties fo:font-size="10pt" officeooo:rsid="0863a473" style:font-size-asian="10pt" style:font-size-complex="10pt"/>
    </style:style>
    <style:style style:name="T5" style:family="text">
      <style:text-properties fo:font-size="10pt" officeooo:rsid="08657ff6" style:font-size-asian="10pt" style:font-size-complex="10pt"/>
    </style:style>
    <style:style style:name="T6" style:family="text">
      <style:text-properties fo:font-size="10pt" officeooo:rsid="08676d14" style:font-size-asian="10pt" style:font-size-complex="10pt"/>
    </style:style>
    <style:style style:name="T7" style:family="text">
      <style:text-properties fo:font-size="10pt" officeooo:rsid="086a1f76" style:font-size-asian="10pt" style:font-size-complex="10pt"/>
    </style:style>
    <style:style style:name="T8" style:family="text">
      <style:text-properties fo:font-size="10pt" officeooo:rsid="086a415a" style:font-size-asian="10pt" style:font-size-complex="10pt"/>
    </style:style>
    <style:style style:name="T9" style:family="text">
      <style:text-properties fo:font-size="10pt" officeooo:rsid="086c5a2b" style:font-size-asian="10pt" style:font-size-complex="10pt"/>
    </style:style>
    <style:style style:name="T10" style:family="text">
      <style:text-properties fo:font-size="10pt" officeooo:rsid="086d37cc" style:font-size-asian="10pt" style:font-size-complex="10pt"/>
    </style:style>
    <style:style style:name="T11" style:family="text">
      <style:text-properties fo:font-size="10pt" officeooo:rsid="08720007" style:font-size-asian="10pt" style:font-size-complex="10pt"/>
    </style:style>
    <style:style style:name="T12" style:family="text">
      <style:text-properties fo:font-size="10pt" officeooo:rsid="08702d58" style:font-size-asian="10pt" style:font-size-complex="10pt"/>
    </style:style>
    <style:style style:name="T13" style:family="text">
      <style:text-properties fo:font-size="10pt" officeooo:rsid="08729381" style:font-size-asian="10pt" style:font-size-complex="10pt"/>
    </style:style>
    <style:style style:name="T14" style:family="text">
      <style:text-properties fo:font-size="10pt" officeooo:rsid="0884b343" style:font-size-asian="10pt" style:font-size-complex="10pt"/>
    </style:style>
    <style:style style:name="T15" style:family="text">
      <style:text-properties fo:font-size="10pt" officeooo:rsid="089dcebe" style:font-size-asian="10pt" style:font-size-complex="10pt"/>
    </style:style>
    <style:style style:name="T16" style:family="text">
      <style:text-properties fo:font-size="10pt" officeooo:rsid="089fa90b" style:font-size-asian="10pt" style:font-size-complex="10pt"/>
    </style:style>
    <style:style style:name="T17" style:family="text">
      <style:text-properties fo:font-size="10pt" officeooo:rsid="08d85cf6" style:font-size-asian="10pt" style:font-size-complex="10pt"/>
    </style:style>
    <style:style style:name="T18" style:family="text">
      <style:text-properties fo:font-size="10pt" officeooo:rsid="0911ddaf" style:font-size-asian="10pt" style:font-size-complex="10pt"/>
    </style:style>
    <style:style style:name="T19" style:family="text">
      <style:text-properties fo:font-size="10pt" officeooo:rsid="0911f9c3" style:font-size-asian="10pt" style:font-size-complex="10pt"/>
    </style:style>
    <style:style style:name="T20" style:family="text">
      <style:text-properties fo:font-size="10pt" officeooo:rsid="08847666" style:font-size-asian="10pt" style:font-size-complex="10pt"/>
    </style:style>
    <style:style style:name="T21" style:family="text">
      <style:text-properties fo:font-size="10pt" officeooo:rsid="093dcac1" style:font-size-asian="10pt" style:font-size-complex="10pt"/>
    </style:style>
    <style:style style:name="T22" style:family="text">
      <style:text-properties fo:font-size="10pt" officeooo:rsid="09927488" style:font-size-asian="10pt" style:font-size-complex="10pt"/>
    </style:style>
    <style:style style:name="T23" style:family="text">
      <style:text-properties fo:font-size="10pt" officeooo:rsid="0992ac80" style:font-size-asian="10pt" style:font-size-complex="10pt"/>
    </style:style>
    <style:style style:name="T24" style:family="text">
      <style:text-properties fo:font-size="10pt" officeooo:rsid="0a0d4d17" style:font-size-asian="10pt" style:font-size-complex="10pt"/>
    </style:style>
    <style:style style:name="T25" style:family="text">
      <style:text-properties fo:font-size="10pt" officeooo:rsid="0a0f4478" style:font-size-asian="10pt" style:font-size-complex="10pt"/>
    </style:style>
    <style:style style:name="T26" style:family="text">
      <style:text-properties fo:font-size="10pt" officeooo:rsid="0a1011d8" style:font-size-asian="10pt" style:font-size-complex="10pt"/>
    </style:style>
    <style:style style:name="T27" style:family="text">
      <style:text-properties fo:font-size="10pt" officeooo:rsid="0a5b99f6" style:font-size-asian="10pt" style:font-size-complex="10pt"/>
    </style:style>
    <style:style style:name="T28" style:family="text">
      <style:text-properties fo:font-size="10pt" officeooo:rsid="0a6a1813" style:font-size-asian="10pt" style:font-size-complex="10pt"/>
    </style:style>
    <style:style style:name="T29" style:family="text">
      <style:text-properties fo:font-size="10pt" officeooo:rsid="09966992" style:font-size-asian="10pt" style:font-size-complex="10pt"/>
    </style:style>
    <style:style style:name="T30" style:family="text">
      <style:text-properties fo:font-size="10pt" officeooo:rsid="0a854527" style:font-size-asian="10pt" style:font-size-complex="10pt"/>
    </style:style>
    <style:style style:name="T31" style:family="text">
      <style:text-properties fo:font-size="10pt" officeooo:rsid="0a8a1379" style:font-size-asian="10pt" style:font-size-complex="10pt"/>
    </style:style>
    <style:style style:name="T32" style:family="text">
      <style:text-properties fo:font-size="10pt" officeooo:rsid="0a8b89f4" style:font-size-asian="10pt" style:font-size-complex="10pt"/>
    </style:style>
    <style:style style:name="T33" style:family="text">
      <style:text-properties fo:font-size="10pt" officeooo:rsid="0a8c3336" style:font-size-asian="10pt" style:font-size-complex="10pt"/>
    </style:style>
    <style:style style:name="T34" style:family="text">
      <style:text-properties fo:font-size="10pt" officeooo:rsid="0a24a496" style:font-size-asian="10pt" style:font-size-complex="10pt"/>
    </style:style>
    <style:style style:name="T35" style:family="text">
      <style:text-properties fo:font-size="10pt" officeooo:rsid="0a969053" style:font-size-asian="10pt" style:font-size-complex="10pt"/>
    </style:style>
    <style:style style:name="T36" style:family="text">
      <style:text-properties fo:font-size="10pt" officeooo:rsid="0a986805" style:font-size-asian="10pt" style:font-size-complex="10pt"/>
    </style:style>
    <style:style style:name="T37" style:family="text">
      <style:text-properties fo:font-size="10pt" officeooo:rsid="0a9be90f" style:font-size-asian="10pt" style:font-size-complex="10pt"/>
    </style:style>
    <style:style style:name="T38" style:family="text">
      <style:text-properties officeooo:rsid="086a1f76"/>
    </style:style>
    <style:style style:name="T39" style:family="text">
      <style:text-properties officeooo:rsid="086c5a2b"/>
    </style:style>
    <style:style style:name="T40" style:family="text">
      <style:text-properties officeooo:rsid="08702d58"/>
    </style:style>
    <style:style style:name="T41" style:family="text">
      <style:text-properties officeooo:rsid="089fa90b"/>
    </style:style>
    <style:style style:name="T42" style:family="text">
      <style:text-properties officeooo:rsid="08a2082e"/>
    </style:style>
    <style:style style:name="T43" style:family="text">
      <style:text-properties officeooo:rsid="09888ed2"/>
    </style:style>
    <style:style style:name="T44" style:family="text">
      <style:text-properties officeooo:rsid="0988b8cf"/>
    </style:style>
    <style:style style:name="T45" style:family="text">
      <style:text-properties officeooo:rsid="09bc3ce3"/>
    </style:style>
    <style:style style:name="T46" style:family="text">
      <style:text-properties officeooo:rsid="0a24a496"/>
    </style:style>
    <style:style style:name="T47" style:family="text">
      <style:text-properties officeooo:rsid="0a488ffe"/>
    </style:style>
    <style:style style:name="T48" style:family="text">
      <style:text-properties officeooo:rsid="0a4a53f4"/>
    </style:style>
    <style:style style:name="T49" style:family="text">
      <style:text-properties officeooo:rsid="0a5b99f6"/>
    </style:style>
    <style:style style:name="T50" style:family="text">
      <style:text-properties officeooo:rsid="0a69159e"/>
    </style:style>
    <style:style style:name="T51" style:family="text">
      <style:text-properties officeooo:rsid="0a69d6c0"/>
    </style:style>
    <style:style style:name="T52" style:family="text">
      <style:text-properties officeooo:rsid="0a7205fd"/>
    </style:style>
    <style:style style:name="T53" style:family="text">
      <style:text-properties officeooo:rsid="0a72ecb7"/>
    </style:style>
    <style:style style:name="T54" style:family="text">
      <style:text-properties officeooo:rsid="0a7684a5"/>
    </style:style>
    <style:style style:name="T55" style:family="text">
      <style:text-properties officeooo:rsid="0a7f74fb"/>
    </style:style>
    <style:style style:name="T56" style:family="text">
      <style:text-properties officeooo:rsid="0a813c23"/>
    </style:style>
    <style:style style:name="T57" style:family="text">
      <style:text-properties officeooo:rsid="0a854527"/>
    </style:style>
    <style:style style:name="T58" style:family="text">
      <style:text-properties officeooo:rsid="0a857939"/>
    </style:style>
    <style:style style:name="T59" style:family="text">
      <style:text-properties officeooo:rsid="0a85d5fe"/>
    </style:style>
    <style:style style:name="T60" style:family="text">
      <style:text-properties officeooo:rsid="0a86e91b"/>
    </style:style>
    <style:style style:name="T61" style:family="text">
      <style:text-properties officeooo:rsid="0a952d81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officeooo:rsid="0a986805" style:font-size-asian="12pt" style:font-size-complex="12pt"/>
    </style:style>
    <style:style style:name="T64" style:family="text">
      <style:text-properties officeooo:rsid="0a9966f2"/>
    </style:style>
    <style:style style:name="T65" style:family="text">
      <style:text-properties officeooo:rsid="0a9e68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" text:outline-level="1">Potions</text:h>
      <text:p text:style-name="P93"/>
      <text:p text:style-name="P92">Potions are tier 1 enchanted items unless specifically stated otherwise. All potions have a number of “doses” that they come with when acquired. Any potion above tier 1 comes with exactly 1 dose.</text:p>
      <text:p text:style-name="P19"/>
      <text:p text:style-name="P19"><text:span text:style-name="T61">Each potion has a twisting topper on it that can be turned to single dose or a half dose; and will consume the correct amount when poured / drunk. A potion’s effect will last for a long scene with a full dose, or a scene with a half dose.</text:span></text:p>
      <text:p text:style-name="P12"/>
      <text:h text:style-name="Heading_20_2" text:outline-level="2">Resistance Potions</text:h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6">Name</text:p>
          </table:table-cell>
          <table:table-cell table:style-name="Table4.A1" office:value-type="string">
            <text:p text:style-name="P76">Description</text:p>
          </table:table-cell>
          <table:table-cell table:style-name="Table4.C1" office:value-type="string">
            <text:p text:style-name="P82">D<text:span text:style-name="T57">oses</text:span></text:p>
          </table:table-cell>
        </table:table-row>
        <table:table-row>
          <table:table-cell table:style-name="Table4.A2" office:value-type="string">
            <text:p text:style-name="P68">Resilience, Olfactory</text:p>
          </table:table-cell>
          <table:table-cell table:style-name="Table4.B2" office:value-type="string">
            <text:p text:style-name="P39">Foul, unwanted, and overly intense foods <text:span text:style-name="T57">or smells</text:span> are tolerable. Will not disorient user.</text:p>
          </table:table-cell>
          <table:table-cell table:style-name="Table4.C2" office:value-type="string">
            <text:p text:style-name="P38">2<text:span text:style-name="T57">0</text:span></text:p>
          </table:table-cell>
        </table:table-row>
        <table:table-row>
          <table:table-cell table:style-name="Table4.A2" office:value-type="string">
            <text:p text:style-name="P39">Resilien<text:span text:style-name="T57">ce,</text:span> Hearing</text:p>
          </table:table-cell>
          <table:table-cell table:style-name="Table4.B3" office:value-type="string">
            <text:p text:style-name="P39">Loud, shocking, or overly intense sounds are treated as tolerable. Will not disorient user.</text:p>
          </table:table-cell>
          <table:table-cell table:style-name="Table4.C2" office:value-type="string">
            <text:p text:style-name="P66">2<text:span text:style-name="T58">0</text:span></text:p>
          </table:table-cell>
        </table:table-row>
        <table:table-row>
          <table:table-cell table:style-name="Table4.A2" office:value-type="string">
            <text:p text:style-name="P40">Resilien<text:span text:style-name="T57">ce,</text:span> Vision</text:p>
          </table:table-cell>
          <table:table-cell table:style-name="Table4.B4" office:value-type="string">
            <text:p text:style-name="P39">Bright, flashing, or overly intense light is treated as tolerable. Will not disorient user.</text:p>
          </table:table-cell>
          <table:table-cell table:style-name="Table4.C2" office:value-type="string">
            <text:p text:style-name="P65">20</text:p>
          </table:table-cell>
        </table:table-row>
        <table:table-row>
          <table:table-cell table:style-name="Table4.A2" office:value-type="string">
            <text:p text:style-name="P41">R<text:span text:style-name="T38">egulate Heat</text:span></text:p>
          </table:table-cell>
          <table:table-cell table:style-name="Table4.B5" office:value-type="string">
            <text:p text:style-name="P89"><text:span text:style-name="T5">Regulates body t</text:span><text:span text:style-name="T7">emperature </text:span><text:span text:style-name="T8">(heats and cools)</text:span><text:span text:style-name="T5"> </text:span><text:span text:style-name="T7">10x faster without any additional effort.</text:span></text:p>
          </table:table-cell>
          <table:table-cell table:style-name="Table4.C2" office:value-type="string">
            <text:p text:style-name="P42">1<text:span text:style-name="T59">5</text:span></text:p>
          </table:table-cell>
        </table:table-row>
        <table:table-row>
          <table:table-cell table:style-name="Table4.A2" office:value-type="string">
            <text:p text:style-name="P44">Immunity</text:p>
          </table:table-cell>
          <table:table-cell table:style-name="Table4.B8" office:value-type="string">
            <text:p text:style-name="P44">Immune to <text:span text:style-name="T57">illness, disease, radiation, poisons, drugs, toxins, rot, and other contaminants.</text:span></text:p>
          </table:table-cell>
          <table:table-cell table:style-name="Table4.C2" office:value-type="string">
            <text:p text:style-name="P86"><text:span text:style-name="T4">1</text:span><text:span text:style-name="T30">5</text:span></text:p>
          </table:table-cell>
        </table:table-row>
        <table:table-row>
          <table:table-cell table:style-name="Table4.A2" office:value-type="string">
            <text:p text:style-name="P45">Pain Resistance</text:p>
          </table:table-cell>
          <table:table-cell table:style-name="Table4.B8" office:value-type="string">
            <text:p text:style-name="P89"><text:span text:style-name="T20">7</text:span><text:span text:style-name="T37">5</text:span><text:span text:style-name="T20">% resistance to pain </text:span><text:span text:style-name="T21">that exceeds an uncomfortable threshold.</text:span></text:p>
          </table:table-cell>
          <table:table-cell table:style-name="Table4.C2" office:value-type="string">
            <text:p text:style-name="P43">1<text:span text:style-name="T60">0</text:span></text:p>
          </table:table-cell>
        </table:table-row>
        <table:table-row>
          <table:table-cell table:style-name="Table4.A2" office:value-type="string">
            <text:p text:style-name="P89"><text:span text:style-name="T5">Heat R</text:span><text:span text:style-name="T9">esistance</text:span></text:p>
          </table:table-cell>
          <table:table-cell table:style-name="Table4.B8" office:value-type="string">
            <text:p text:style-name="P89"><text:span text:style-name="T5">R</text:span><text:span text:style-name="T9">esists heat. T</text:span><text:span text:style-name="T5">reat anything above room temp</text:span><text:span text:style-name="T9">erature</text:span><text:span text:style-name="T5"> a</text:span><text:span text:style-name="T9">s</text:span><text:span text:style-name="T5"> 1/</text:span><text:span text:style-name="T9">1</text:span><text:span text:style-name="T14">0</text:span><text:span text:style-name="T9">th its </text:span><text:span text:style-name="T5">d</text:span><text:span text:style-name="T6">ifference</text:span><text:span text:style-name="T5">.</text:span></text:p>
          </table:table-cell>
          <table:table-cell table:style-name="Table4.C2" office:value-type="string">
            <text:p text:style-name="P43">1<text:span text:style-name="T60">0</text:span></text:p>
          </table:table-cell>
        </table:table-row>
        <table:table-row>
          <table:table-cell table:style-name="Table4.A2" office:value-type="string">
            <text:p text:style-name="P41">Cold R<text:span text:style-name="T39">esistance</text:span></text:p>
          </table:table-cell>
          <table:table-cell table:style-name="Table4.B9" office:value-type="string">
            <text:p text:style-name="P89"><text:span text:style-name="T5">R</text:span><text:span text:style-name="T9">esists cold. T</text:span><text:span text:style-name="T5">reat anything b</text:span><text:span text:style-name="T9">elow</text:span><text:span text:style-name="T5"> room temp</text:span><text:span text:style-name="T9">erature</text:span><text:span text:style-name="T5"> a</text:span><text:span text:style-name="T9">s</text:span><text:span text:style-name="T5"> 1/</text:span><text:span text:style-name="T9">1</text:span><text:span text:style-name="T14">0</text:span><text:span text:style-name="T9">th its </text:span><text:span text:style-name="T5">d</text:span><text:span text:style-name="T6">ifference</text:span><text:span text:style-name="T5">.</text:span></text:p>
          </table:table-cell>
          <table:table-cell table:style-name="Table4.C2" office:value-type="string">
            <text:p text:style-name="P67">10</text:p>
          </table:table-cell>
        </table:table-row>
        <table:table-row>
          <table:table-cell table:style-name="Table4.A2" office:value-type="string">
            <text:p text:style-name="P89"><text:span text:style-name="T10">Resistance, F</text:span><text:span text:style-name="T31">ire</text:span></text:p>
          </table:table-cell>
          <table:table-cell table:style-name="Table4.B12" office:value-type="string">
            <text:p text:style-name="P89"><text:span text:style-name="T10">50% resistance to </text:span><text:span text:style-name="T31">fire, </text:span><text:span text:style-name="T10">heat </text:span><text:span text:style-name="T11">burns</text:span><text:span text:style-name="T10">, chemical burns, </text:span><text:span text:style-name="T31">smoke, </text:span><text:span text:style-name="T12">and </text:span><text:span text:style-name="T13">other f</text:span><text:span text:style-name="T31">ire </text:span><text:span text:style-name="T33">and</text:span><text:span text:style-name="T32"> chemical</text:span><text:span text:style-name="T12"> effects.</text:span></text:p>
          </table:table-cell>
          <table:table-cell table:style-name="Table4.C2" office:value-type="string">
            <text:p text:style-name="P46">5</text:p>
          </table:table-cell>
        </table:table-row>
        <table:table-row>
          <table:table-cell table:style-name="Table4.A2" office:value-type="string">
            <text:p text:style-name="P47">Resistance, Frost</text:p>
          </table:table-cell>
          <table:table-cell table:style-name="Table4.B12" office:value-type="string">
            <text:p text:style-name="P47">50% resistance to hypothermia, frostbite, cold burns, and other cold effects.</text:p>
          </table:table-cell>
          <table:table-cell table:style-name="Table4.C2" office:value-type="string">
            <text:p text:style-name="P48">5</text:p>
          </table:table-cell>
        </table:table-row>
        <table:table-row>
          <table:table-cell table:style-name="Table4.A2" office:value-type="string">
            <text:p text:style-name="P49">Resistance, Electric</text:p>
          </table:table-cell>
          <table:table-cell table:style-name="Table4.B12" office:value-type="string">
            <text:p text:style-name="P49">50% resistance to shock, electric burns, <text:span text:style-name="T40">and other electric effects.</text:span></text:p>
          </table:table-cell>
          <table:table-cell table:style-name="Table4.C2" office:value-type="string">
            <text:p text:style-name="P48">5</text:p>
          </table:table-cell>
        </table:table-row>
      </table:table>
      <text:p text:style-name="P11"/>
      <text:h text:style-name="Heading_20_2" text:outline-level="2">Sensory Potions</text:h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3">Name</text:p>
          </table:table-cell>
          <table:table-cell table:style-name="Table7.A1" office:value-type="string">
            <text:p text:style-name="P73">Description</text:p>
          </table:table-cell>
          <table:table-cell table:style-name="Table7.C1" office:value-type="string">
            <text:p text:style-name="P81">D<text:span text:style-name="T54">oses</text:span></text:p>
          </table:table-cell>
        </table:table-row>
        <table:table-row>
          <table:table-cell table:style-name="Table7.A9" office:value-type="string">
            <text:p text:style-name="P21">Extended Color</text:p>
          </table:table-cell>
          <table:table-cell table:style-name="Table7.B2" office:value-type="string">
            <text:p text:style-name="P22">Gain tetrachromacy; four cone cells in the eyes. See additional colors and better contrast.</text:p>
          </table:table-cell>
          <table:table-cell table:style-name="Table7.C2" office:value-type="string">
            <text:p text:style-name="P70">20</text:p>
          </table:table-cell>
        </table:table-row>
        <table:table-row>
          <table:table-cell table:style-name="Table7.A9" office:value-type="string">
            <text:p text:style-name="P69">Enhanced Taste</text:p>
          </table:table-cell>
          <table:table-cell table:style-name="Table7.B3" office:value-type="string">
            <text:p text:style-name="P24">Taste clarity is tripled; can identify individual ingredients with high precision.</text:p>
          </table:table-cell>
          <table:table-cell table:style-name="Table7.C9" office:value-type="string">
            <text:p text:style-name="P25">1<text:span text:style-name="T54">5</text:span></text:p>
          </table:table-cell>
        </table:table-row>
        <table:table-row>
          <table:table-cell table:style-name="Table7.A9" office:value-type="string">
            <text:p text:style-name="P21">Peripheral Vision</text:p>
          </table:table-cell>
          <table:table-cell table:style-name="Table7.B4" office:value-type="string">
            <text:p text:style-name="P22">Clarity of peripheral vision is tripled, making it easier to identify things in periphery.</text:p>
          </table:table-cell>
          <table:table-cell table:style-name="Table7.C9" office:value-type="string">
            <text:p text:style-name="P23">1<text:span text:style-name="T65">5</text:span></text:p>
          </table:table-cell>
        </table:table-row>
        <table:table-row>
          <table:table-cell table:style-name="Table7.A9" office:value-type="string">
            <text:p text:style-name="P21"><text:span text:style-name="T42">Enhanced</text:span> Smell</text:p>
          </table:table-cell>
          <table:table-cell table:style-name="Table7.B5" office:value-type="string">
            <text:p text:style-name="P24">Smelling clarity is tripled; triple range, triple precision, and easier to identify direction.</text:p>
          </table:table-cell>
          <table:table-cell table:style-name="Table7.C9" office:value-type="string">
            <text:p text:style-name="P71">1<text:span text:style-name="T65">2</text:span></text:p>
          </table:table-cell>
        </table:table-row>
        <table:table-row>
          <table:table-cell table:style-name="Table7.A9" office:value-type="string">
            <text:p text:style-name="P21"><text:span text:style-name="T41">Low-Light</text:span> Vision</text:p>
          </table:table-cell>
          <table:table-cell table:style-name="Table7.B9" office:value-type="string">
            <text:p text:style-name="P22">Light receptors are improved, tripling light availability in low-light environments.</text:p>
          </table:table-cell>
          <table:table-cell table:style-name="Table7.C9" office:value-type="string">
            <text:p text:style-name="P71">1<text:span text:style-name="T65">2</text:span></text:p>
          </table:table-cell>
        </table:table-row>
        <table:table-row>
          <table:table-cell table:style-name="Table7.A9" office:value-type="string">
            <text:p text:style-name="P21">Focused Hearing</text:p>
          </table:table-cell>
          <table:table-cell table:style-name="Table7.B7" office:value-type="string">
            <text:p text:style-name="P27">Can focus hearing on targets at will. Reduces noise and distractions in periphery by 75%.</text:p>
          </table:table-cell>
          <table:table-cell table:style-name="Table7.C9" office:value-type="string">
            <text:p text:style-name="P72">8</text:p>
          </table:table-cell>
        </table:table-row>
        <table:table-row>
          <table:table-cell table:style-name="Table7.A9" office:value-type="string">
            <text:p text:style-name="P26">Enhanced Hearing</text:p>
          </table:table-cell>
          <table:table-cell table:style-name="Table7.B9" office:value-type="string">
            <text:p text:style-name="P87"><text:span text:style-name="T15">Hearing range and clarity is t</text:span><text:span text:style-name="T24">ripled</text:span><text:span text:style-name="T15">.</text:span></text:p>
          </table:table-cell>
          <table:table-cell table:style-name="Table7.C9" office:value-type="string">
            <text:p text:style-name="P28">4</text:p>
          </table:table-cell>
        </table:table-row>
        <table:table-row>
          <table:table-cell table:style-name="Table7.A9" office:value-type="string">
            <text:p text:style-name="P21">Clear Vision</text:p>
          </table:table-cell>
          <table:table-cell table:style-name="Table7.B9" office:value-type="string">
            <text:p text:style-name="P87"><text:span text:style-name="T16">Clarity of vision is q</text:span><text:span text:style-name="T25">uadruple</text:span><text:span text:style-name="T26">d</text:span><text:span text:style-name="T16">, allowing f</text:span><text:span text:style-name="T25">our times</text:span><text:span text:style-name="T16"> the range with equal clarity.</text:span></text:p>
          </table:table-cell>
          <table:table-cell table:style-name="Table7.C9" office:value-type="string">
            <text:p text:style-name="P64">4</text:p>
          </table:table-cell>
        </table:table-row>
      </table:table>
      <text:p text:style-name="P17"/>
      <text:h text:style-name="Heading_20_2" text:outline-level="2">Dissolving Agents</text:h>
      <text:p text:style-name="P6"/>
      <text:p text:style-name="P20">Dissolving Agents are liquid potions that can be<text:span text:style-name="T62"> poured onto a </text:span><text:span text:style-name="T63">terrestrial </text:span><text:span text:style-name="T62">mate</text:span>rial <text:span text:style-name="T64">(non-magical, non-alchemical)</text:span> to dissolve it, and it will expand toward material of the same type in direct contact. The amount of material dissolved is related to the dosage used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77">Name</text:p>
          </table:table-cell>
          <table:table-cell table:style-name="Table21.A1" office:value-type="string">
            <text:p text:style-name="P77">Description</text:p>
          </table:table-cell>
          <table:table-cell table:style-name="Table21.C1" office:value-type="string">
            <text:p text:style-name="P80">D<text:span text:style-name="T53">oses</text:span></text:p>
          </table:table-cell>
        </table:table-row>
        <table:table-row>
          <table:table-cell table:style-name="Table21.A5" office:value-type="string">
            <text:p text:style-name="P54">Dissolve <text:span text:style-name="T46">Wood</text:span></text:p>
          </table:table-cell>
          <table:table-cell table:style-name="Table21.B4" office:value-type="string">
            <text:p text:style-name="P90"><text:span text:style-name="T34">Quickly d</text:span><text:span text:style-name="T35">issolves</text:span><text:span text:style-name="T34"> any </text:span><text:span text:style-name="T36">terrestrial</text:span><text:span text:style-name="T34"> wood or similar bio-materials; </text:span><text:span text:style-name="T35">1 dose = </text:span><text:span text:style-name="T34">1</text:span><text:span text:style-name="T35">m sphere</text:span><text:span text:style-name="T34">.</text:span></text:p>
          </table:table-cell>
          <table:table-cell table:style-name="Table21.C5" office:value-type="string">
            <text:p text:style-name="P56">1<text:span text:style-name="T53">0</text:span></text:p>
          </table:table-cell>
        </table:table-row>
        <text:soft-page-break/>
        <table:table-row>
          <table:table-cell table:style-name="Table21.A5" office:value-type="string">
            <text:p text:style-name="P55">Dissolve Ceramics</text:p>
          </table:table-cell>
          <table:table-cell table:style-name="Table21.B4" office:value-type="string">
            <text:p text:style-name="P91"><text:span text:style-name="T34">Quickly m</text:span><text:span text:style-name="T35">elts</text:span><text:span text:style-name="T34"> any </text:span><text:span text:style-name="T36">terrestrial</text:span><text:span text:style-name="T34"> ceramic material; </text:span><text:span text:style-name="T35">1 dose = 75cm sphere</text:span></text:p>
          </table:table-cell>
          <table:table-cell table:style-name="Table21.C5" office:value-type="string">
            <text:p text:style-name="P56">1<text:span text:style-name="T53">0</text:span></text:p>
          </table:table-cell>
        </table:table-row>
        <table:table-row>
          <table:table-cell table:style-name="Table21.A5" office:value-type="string">
            <text:p text:style-name="P54">Dissolve Mineral</text:p>
          </table:table-cell>
          <table:table-cell table:style-name="Table21.B4" office:value-type="string">
            <text:p text:style-name="P91"><text:span text:style-name="T34">Quickly m</text:span><text:span text:style-name="T35">elts</text:span><text:span text:style-name="T34"> any </text:span><text:span text:style-name="T36">terrestrial</text:span><text:span text:style-name="T34"> stones, ore, and minerals; 1 </text:span><text:span text:style-name="T35">dose = 50 cm sphere</text:span><text:span text:style-name="T34">.</text:span></text:p>
          </table:table-cell>
          <table:table-cell table:style-name="Table21.C5" office:value-type="string">
            <text:p text:style-name="P56">1<text:span text:style-name="T53">0</text:span></text:p>
          </table:table-cell>
        </table:table-row>
        <table:table-row>
          <table:table-cell table:style-name="Table21.A5" office:value-type="string">
            <text:p text:style-name="P54">Dissolve Metal</text:p>
          </table:table-cell>
          <table:table-cell table:style-name="Table21.B5" office:value-type="string">
            <text:p text:style-name="P91"><text:span text:style-name="T34">Quickly m</text:span><text:span text:style-name="T35">elts</text:span><text:span text:style-name="T34"> any </text:span><text:span text:style-name="T36">terrestrial</text:span><text:span text:style-name="T34"> metal; 1 </text:span><text:span text:style-name="T35">dose = 25cm sphere</text:span><text:span text:style-name="T34">.</text:span></text:p>
          </table:table-cell>
          <table:table-cell table:style-name="Table21.C5" office:value-type="string">
            <text:p text:style-name="P56">1<text:span text:style-name="T53">0</text:span></text:p>
          </table:table-cell>
        </table:table-row>
      </table:table>
      <text:p text:style-name="P4"/>
      <text:h text:style-name="Heading_20_2" text:outline-level="2">Flashback Potions</text:h>
      <text:p text:style-name="P15"/>
      <text:p text:style-name="P18">Flashback potions grant someone else’s memories of an experience by meticulously copying the neural essence of that individual. When combined with astral memories, the user can be immersed in a full deep-dive simulation. To outside observers the user will appear to be in a drugged, semi-responsive hallucinatory state.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6">Name</text:p>
          </table:table-cell>
          <table:table-cell table:style-name="Table2.A1" office:value-type="string">
            <text:p text:style-name="P76">Description</text:p>
          </table:table-cell>
          <table:table-cell table:style-name="Table2.C1" office:value-type="string">
            <text:p text:style-name="P83">D<text:span text:style-name="T52">oses</text:span></text:p>
          </table:table-cell>
        </table:table-row>
        <table:table-row>
          <table:table-cell table:style-name="Table2.A3" office:value-type="string">
            <text:p text:style-name="P89"><text:span text:style-name="T3">F</text:span><text:span text:style-name="T18">lashback</text:span></text:p>
          </table:table-cell>
          <table:table-cell table:style-name="Table2.B3" office:value-type="string">
            <text:p text:style-name="P89"><text:span text:style-name="T2">U</text:span><text:span text:style-name="T3">ser acquires a stored memory </text:span><text:span text:style-name="T17">that someone else had once possessed</text:span><text:span text:style-name="T3">.</text:span></text:p>
          </table:table-cell>
          <table:table-cell table:style-name="Table2.C3" office:value-type="string">
            <text:p text:style-name="P29">1<text:span text:style-name="T52">0</text:span></text:p>
          </table:table-cell>
        </table:table-row>
        <table:table-row>
          <table:table-cell table:style-name="Table2.A3" office:value-type="string">
            <text:p text:style-name="P57">Deep Flashback</text:p>
          </table:table-cell>
          <table:table-cell table:style-name="Table2.B3" office:value-type="string">
            <text:p text:style-name="P89"><text:span text:style-name="T18">E</text:span><text:span text:style-name="T3">xperience a d</text:span><text:span text:style-name="T18">eep-dive</text:span><text:span text:style-name="T3"> simulation of </text:span><text:span text:style-name="T18">someone’s previous </text:span><text:span text:style-name="T3">memory.</text:span></text:p>
          </table:table-cell>
          <table:table-cell table:style-name="Table2.C3" office:value-type="string">
            <text:p text:style-name="P63">6</text:p>
          </table:table-cell>
        </table:table-row>
      </table:table>
      <text:p text:style-name="P9"/>
      <text:h text:style-name="Heading_20_2" text:outline-level="2">Memory Potions</text:h>
      <text:p text:style-name="P7"/>
      <text:p text:style-name="P10">Memory Potions permanently alter the user’s memory, <text:span text:style-name="T55">but consume a full dose in the process</text:span>. These <text:span text:style-name="T56">potions</text:span> are extremely difficult to produce and enchant correctly due to the amount of information it has to parse before taking effect in an expected manner.</text:p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3">Name</text:p>
          </table:table-cell>
          <table:table-cell table:style-name="Table10.A1" office:value-type="string">
            <text:p text:style-name="P73">Description</text:p>
          </table:table-cell>
          <table:table-cell table:style-name="Table10.C1" office:value-type="string">
            <text:p text:style-name="P78">D<text:span text:style-name="T49">oses</text:span></text:p>
          </table:table-cell>
        </table:table-row>
        <table:table-row>
          <table:table-cell table:style-name="Table10.A5" office:value-type="string">
            <text:p text:style-name="P87"><text:span text:style-name="T18">R</text:span><text:span text:style-name="T19">elease</text:span><text:span text:style-name="T18"> Memory</text:span></text:p>
          </table:table-cell>
          <table:table-cell table:style-name="Table10.B4" office:value-type="string">
            <text:p text:style-name="P87"><text:span text:style-name="T3">U</text:span><text:span text:style-name="T19">ser can think about a specific memory, and release it by utilizing this potion.</text:span></text:p>
          </table:table-cell>
          <table:table-cell table:style-name="Table10.C5" office:value-type="string">
            <text:p text:style-name="P31">3</text:p>
          </table:table-cell>
        </table:table-row>
        <table:table-row>
          <table:table-cell table:style-name="Table10.A5" office:value-type="string">
            <text:p text:style-name="P33">Recall Memories</text:p>
          </table:table-cell>
          <table:table-cell table:style-name="Table10.B4" office:value-type="string">
            <text:p text:style-name="P33">Re-experience up to three days worth of memories instantly, as though in a simulation.</text:p>
          </table:table-cell>
          <table:table-cell table:style-name="Table10.C5" office:value-type="string">
            <text:p text:style-name="P34">5</text:p>
          </table:table-cell>
        </table:table-row>
        <table:table-row>
          <table:table-cell table:style-name="Table10.A5" office:value-type="string">
            <text:p text:style-name="P30">Blackout</text:p>
          </table:table-cell>
          <table:table-cell table:style-name="Table10.B4" office:value-type="string">
            <text:p text:style-name="P84"><text:span text:style-name="T3">U</text:span><text:span text:style-name="T1">ser forgets everything that happened in the last long scene (or scene for a half-dose).</text:span></text:p>
          </table:table-cell>
          <table:table-cell table:style-name="Table10.C5" office:value-type="string">
            <text:p text:style-name="P58">1</text:p>
          </table:table-cell>
        </table:table-row>
        <table:table-row>
          <table:table-cell table:style-name="Table10.A5" office:value-type="string">
            <text:p text:style-name="P30">Short Circuit</text:p>
          </table:table-cell>
          <table:table-cell table:style-name="Table10.B5" office:value-type="string">
            <text:p text:style-name="P87"><text:span text:style-name="T19">User w</text:span><text:span text:style-name="T27">ill forget</text:span><text:span text:style-name="T19"> anything in the next long scene (or scene for a half-dose).</text:span></text:p>
          </table:table-cell>
          <table:table-cell table:style-name="Table10.C5" office:value-type="string">
            <text:p text:style-name="P32">1</text:p>
          </table:table-cell>
        </table:table-row>
      </table:table>
      <text:p text:style-name="P5"/>
      <text:h text:style-name="Heading_20_2" text:outline-level="2">Restorative Potions</text:h>
      <text:p text:style-name="P1"/>
      <text:p text:style-name="P16">Restorative potions create permanent effects <text:span text:style-name="T50">from their use, but are expected to be taken in full doses.</text:span></text:p>
      <text:p text:style-name="P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75">Name</text:p>
          </table:table-cell>
          <table:table-cell table:style-name="Table14.A1" office:value-type="string">
            <text:p text:style-name="P75">Description</text:p>
          </table:table-cell>
          <table:table-cell table:style-name="Table14.C1" office:value-type="string">
            <text:p text:style-name="P79">D<text:span text:style-name="T51">oses</text:span></text:p>
          </table:table-cell>
        </table:table-row>
        <table:table-row>
          <table:table-cell table:style-name="Table14.A4" office:value-type="string">
            <text:p text:style-name="P51">Cure Ailment, Minor</text:p>
          </table:table-cell>
          <table:table-cell table:style-name="Table14.B4" office:value-type="string">
            <text:p text:style-name="P51">Cures user of non-magical poisons, toxins, and sicknesses. Works in seconds.</text:p>
          </table:table-cell>
          <table:table-cell table:style-name="Table14.C4" office:value-type="string">
            <text:p text:style-name="P60">5</text:p>
          </table:table-cell>
        </table:table-row>
        <table:table-row>
          <table:table-cell table:style-name="Table14.A4" office:value-type="string">
            <text:p text:style-name="P51">Cure Ailment, Major</text:p>
          </table:table-cell>
          <table:table-cell table:style-name="Table14.B4" office:value-type="string">
            <text:p text:style-name="P51">Cures user of non-magical diseases over the course of a few days.</text:p>
          </table:table-cell>
          <table:table-cell table:style-name="Table14.C4" office:value-type="string">
            <text:p text:style-name="P60">3</text:p>
          </table:table-cell>
        </table:table-row>
        <table:table-row>
          <table:table-cell table:style-name="Table14.A4" office:value-type="string">
            <text:p text:style-name="P52">Instant Surgery</text:p>
          </table:table-cell>
          <table:table-cell table:style-name="Table14.B4" office:value-type="string">
            <text:p text:style-name="P51">Dissolves and safely excretes any foreign or unwanted materials from the body <text:span text:style-name="T45">in 1 minute.</text:span></text:p>
          </table:table-cell>
          <table:table-cell table:style-name="Table14.C4" office:value-type="string">
            <text:p text:style-name="P53">1</text:p>
          </table:table-cell>
        </table:table-row>
      </table:table>
      <text:p text:style-name="P3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3">Name</text:p>
          </table:table-cell>
          <table:table-cell table:style-name="Table13.A1" office:value-type="string">
            <text:p text:style-name="P73">Description</text:p>
          </table:table-cell>
          <table:table-cell table:style-name="Table13.C1" office:value-type="string">
            <text:p text:style-name="P79">D<text:span text:style-name="T51">oses</text:span></text:p>
          </table:table-cell>
        </table:table-row>
        <table:table-row>
          <table:table-cell table:style-name="Table13.A5" office:value-type="string">
            <text:p text:style-name="P37">Heal, Minor</text:p>
          </table:table-cell>
          <table:table-cell table:style-name="Table13.B4" office:value-type="string">
            <text:p text:style-name="P37"><text:span text:style-name="T43">H</text:span>eals a week’s worth of bed rest over the next twenty seconds.</text:p>
          </table:table-cell>
          <table:table-cell table:style-name="Table13.C5" office:value-type="string">
            <text:p text:style-name="P60">1<text:span text:style-name="T51">0</text:span></text:p>
          </table:table-cell>
        </table:table-row>
        <table:table-row>
          <table:table-cell table:style-name="Table13.A5" office:value-type="string">
            <text:p text:style-name="P37">Heal, Major</text:p>
          </table:table-cell>
          <table:table-cell table:style-name="Table13.B4" office:value-type="string">
            <text:p text:style-name="P37"><text:span text:style-name="T44">H</text:span>eals six month’s worth of recovery over the next fifteen seconds.</text:p>
          </table:table-cell>
          <table:table-cell table:style-name="Table13.C5" office:value-type="string">
            <text:p text:style-name="P60">2</text:p>
          </table:table-cell>
        </table:table-row>
        <table:table-row>
          <table:table-cell table:style-name="Table13.A5" office:value-type="string">
            <text:p text:style-name="P37">Heal, Greater</text:p>
          </table:table-cell>
          <table:table-cell table:style-name="Table13.B4" office:value-type="string">
            <text:p text:style-name="P37"><text:span text:style-name="T44">H</text:span>eals two year’s worth of recovery over the next ten seconds.</text:p>
          </table:table-cell>
          <table:table-cell table:style-name="Table13.C5" office:value-type="string">
            <text:p text:style-name="P59">(Tier 2)</text:p>
          </table:table-cell>
        </table:table-row>
        <table:table-row>
          <table:table-cell table:style-name="Table13.A5" office:value-type="string">
            <text:p text:style-name="P37">Heal, Full</text:p>
          </table:table-cell>
          <table:table-cell table:style-name="Table13.B5" office:value-type="string">
            <text:p text:style-name="P37"><text:span text:style-name="T44">H</text:span>eals back to full health, including missing limbs, over the next five seconds.</text:p>
          </table:table-cell>
          <table:table-cell table:style-name="Table13.C5" office:value-type="string">
            <text:p text:style-name="P59">(Tier 3)</text:p>
          </table:table-cell>
        </table:table-row>
      </table:table>
      <text:p text:style-name="P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3">Name</text:p>
          </table:table-cell>
          <table:table-cell table:style-name="Table15.A1" office:value-type="string">
            <text:p text:style-name="P73">Description</text:p>
          </table:table-cell>
          <table:table-cell table:style-name="Table15.C1" office:value-type="string">
            <text:p text:style-name="P79">D<text:span text:style-name="T51">oses</text:span></text:p>
          </table:table-cell>
        </table:table-row>
        <table:table-row>
          <table:table-cell table:style-name="Table15.A4" office:value-type="string">
            <text:p text:style-name="P37">Mana, Minor</text:p>
          </table:table-cell>
          <table:table-cell table:style-name="Table15.B4" office:value-type="string">
            <text:p text:style-name="P35">Double user’s mana recovery speed for fifteen seconds. No cumulative effects.</text:p>
          </table:table-cell>
          <table:table-cell table:style-name="Table15.C4" office:value-type="string">
            <text:p text:style-name="P85"><text:span text:style-name="T29">2</text:span><text:span text:style-name="T28">0</text:span></text:p>
          </table:table-cell>
        </table:table-row>
        <table:table-row>
          <table:table-cell table:style-name="Table15.A4" office:value-type="string">
            <text:p text:style-name="P37">Mana, Major</text:p>
          </table:table-cell>
          <table:table-cell table:style-name="Table15.B4" office:value-type="string">
            <text:p text:style-name="P37">Triple user’s mana recovery for a full minute. No cumulative effects.</text:p>
          </table:table-cell>
          <table:table-cell table:style-name="Table15.C4" office:value-type="string">
            <text:p text:style-name="P36">4</text:p>
          </table:table-cell>
        </table:table-row>
        <table:table-row>
          <table:table-cell table:style-name="Table15.A4" office:value-type="string">
            <text:p text:style-name="P37">Mana, Greater</text:p>
          </table:table-cell>
          <table:table-cell table:style-name="Table15.B4" office:value-type="string">
            <text:p text:style-name="P37">Quadruple user’s mana recovery speed for five minutes. No cumulative effects.</text:p>
          </table:table-cell>
          <table:table-cell table:style-name="Table15.C4" office:value-type="string">
            <text:p text:style-name="P61">(Tier 2)</text:p>
          </table:table-cell>
        </table:table-row>
      </table:table>
      <text:p text:style-name="P2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74">Name</text:p>
          </table:table-cell>
          <table:table-cell table:style-name="Table16.A1" office:value-type="string">
            <text:p text:style-name="P74">Description</text:p>
          </table:table-cell>
          <table:table-cell table:style-name="Table16.C1" office:value-type="string">
            <text:p text:style-name="P79">D<text:span text:style-name="T51">oses</text:span></text:p>
          </table:table-cell>
        </table:table-row>
        <table:table-row>
          <table:table-cell table:style-name="Table16.A2" office:value-type="string">
            <text:p text:style-name="P50">Rejuvenate</text:p>
          </table:table-cell>
          <table:table-cell table:style-name="Table16.B2" office:value-type="string">
            <text:p text:style-name="P88"><text:span text:style-name="T1">User recovers their </text:span><text:span text:style-name="T22">physical </text:span><text:span text:style-name="T1">energy. </text:span><text:span text:style-name="T23">Eliminates all </text:span><text:span text:style-name="T1">fatigue </text:span><text:span text:style-name="T23">and</text:span><text:span text:style-name="T1"> exhaustion.</text:span></text:p>
          </table:table-cell>
          <table:table-cell table:style-name="Table16.C2" office:value-type="string">
            <text:p text:style-name="P62">6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 style:master-page-name="">
      <loext:graphic-properties draw:fill="solid" draw:fill-color="#eeeeee" draw:opacity="100%"/>
      <style:paragraph-properties fo:margin-left="0.2402in" fo:margin-right="0.2402in" fo:margin-top="0in" fo:margin-bottom="0in" loext:contextual-spacing="false" fo:line-height="100%" fo:text-align="justify" style:justify-single-word="false" fo:text-indent="0in" style:auto-text-indent="false" style:page-number="auto" fo:background-color="#eeeeee" fo:padding="0.0598in" fo:border-left="2.49pt solid #eeeeee" fo:border-right="1.5pt solid #eeeeee" fo:border-top="1.5pt solid #eeeeee" fo:border-bottom="2.49pt solid #eeeeee" style:shadow="none">
        <style:tab-stops/>
      </style:paragraph-properties>
      <style:text-properties fo:font-size="11pt" fo:font-style="italic" style:font-size-asian="10.5pt" style:font-relief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in" loext:contextual-spacing="false" style:page-number="auto" fo:padding="0in" fo:border="none" style:shadow="none">
        <style:tab-stops/>
      </style:paragraph-properties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loext:contextual-spacing="false"/>
      <style:text-properties style:font-name="Liberation Serif" fo:font-family="'Liberation Serif'" style:font-family-generic="roman" style:font-pitch="variable" fo:font-size="18pt" fo:font-weight="bold" officeooo:rsid="041a0ac8" style:font-name-asian="Microsoft YaHei" style:font-family-asian="'Microsoft YaHei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ffffff" draw:opacity="100%"/>
      <style:paragraph-properties fo:margin-top="0in" fo:margin-bottom="0in" loext:contextual-spacing="false" style:page-number="auto" fo:background-color="#ffffff" style:shadow="none"/>
      <style:text-properties fo:color="#111111" style:font-name="Liberation Serif" fo:font-family="'Liberation Serif'" style:font-family-generic="roman" style:font-pitch="variabl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73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7.3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5339in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style:use-window-font-color="true" style:font-name="Garamond" fo:font-family="Garamond" style:font-family-generic="roman" style:font-pitch="variable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9in" fo:margin-bottom="0.3752in" fo:margin-left="0.372in" fo:margin-right="0.39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2-17T14:11:50.955000000</meta:creation-date>
    <dc:date>2023-05-18T19:04:04.815000000</dc:date>
    <meta:editing-duration>P32DT20H39M55S</meta:editing-duration>
    <meta:editing-cycles>2918</meta:editing-cycles>
    <meta:generator>LibreOffice/6.3.5.2$Windows_X86_64 LibreOffice_project/dd0751754f11728f69b42ee2af66670068624673</meta:generator>
    <meta:document-statistic meta:table-count="9" meta:image-count="0" meta:object-count="0" meta:page-count="3" meta:paragraph-count="160" meta:word-count="873" meta:character-count="5415" meta:non-whitespace-character-count="4702"/>
  </office:meta>
</office:document-meta>
</file>